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 Serif" svg:font-family="'Sans Serif'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 Serif" fo:font-size="15pt" fo:font-weight="bold" officeooo:rsid="0013ca03" officeooo:paragraph-rsid="0013ca03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Sans Serif" officeooo:rsid="0013ca03" officeooo:paragraph-rsid="0013ca03"/>
    </style:style>
    <style:style style:name="P3" style:family="paragraph" style:parent-style-name="Standard">
      <style:text-properties style:font-name="Sans Serif" style:text-underline-style="solid" style:text-underline-width="auto" style:text-underline-color="font-color" fo:font-weight="bold" officeooo:rsid="00161e63" officeooo:paragraph-rsid="00161e63" style:font-weight-asian="bold" style:font-weight-complex="bold"/>
    </style:style>
    <style:style style:name="P4" style:family="paragraph" style:parent-style-name="Standard">
      <style:text-properties style:font-name="Sans Serif" style:text-underline-style="none" fo:font-weight="normal" officeooo:rsid="00161e63" officeooo:paragraph-rsid="00161e63" style:font-weight-asian="normal" style:font-weight-complex="normal"/>
    </style:style>
    <style:style style:name="P5" style:family="paragraph" style:parent-style-name="Standard">
      <style:text-properties style:font-name="Sans Serif" style:text-underline-style="none" fo:font-weight="normal" officeooo:rsid="00161e63" officeooo:paragraph-rsid="00161e63" style:font-weight-asian="normal" style:font-weight-complex="normal"/>
    </style:style>
    <style:style style:name="P6" style:family="paragraph" style:parent-style-name="Standard">
      <style:text-properties style:font-name="Sans Serif" style:text-underline-style="none" fo:font-weight="normal" officeooo:rsid="0016ca19" officeooo:paragraph-rsid="0016ca19" style:font-weight-asian="normal" style:font-weight-complex="normal"/>
    </style:style>
    <style:style style:name="P7" style:family="paragraph" style:parent-style-name="Standard">
      <style:text-properties style:font-name="Sans Serif" style:text-underline-style="none" fo:font-weight="normal" officeooo:rsid="0018a163" officeooo:paragraph-rsid="0018a163" style:font-weight-asian="normal" style:font-weight-complex="normal"/>
    </style:style>
    <style:style style:name="P8" style:family="paragraph" style:parent-style-name="Standard">
      <style:text-properties style:font-name="Sans Serif" style:text-underline-style="solid" style:text-underline-width="auto" style:text-underline-color="font-color" fo:font-weight="bold" officeooo:rsid="0016ca19" officeooo:paragraph-rsid="0016ca19" style:font-weight-asian="bold" style:font-weight-complex="bold"/>
    </style:style>
    <style:style style:name="P9" style:family="paragraph" style:parent-style-name="Standard">
      <style:text-properties style:font-name="Sans Serif" style:text-underline-style="solid" style:text-underline-width="auto" style:text-underline-color="font-color" fo:font-weight="bold" officeooo:rsid="0018a163" officeooo:paragraph-rsid="0018a163" style:font-weight-asian="bold" style:font-weight-complex="bold"/>
    </style:style>
    <style:style style:name="P10" style:family="paragraph" style:parent-style-name="Standard">
      <style:text-properties style:font-name="Sans Serif" officeooo:rsid="0013ca03" officeooo:paragraph-rsid="0013ca03"/>
    </style:style>
    <style:style style:name="P1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ormula">
      <style:graphic-properties style:vertical-pos="from-top" fo:padding="0in" fo:border="none" draw:ole-draw-aspect="1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draw:marker-start="Square" draw:marker-start-width="0.0693in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1</text:p>
      <text:p text:style-name="P2"/>
      <text:p text:style-name="P2"/>
      <text:p text:style-name="P2"/>
      <text:p text:style-name="P2"><text:span text:style-name="T1">Ex 3:</text:span> </text:p>
      <text:p text:style-name="P2"/>
      <text:p text:style-name="P2">→ 10</text:p>
      <text:p text:style-name="P2"/>
      <text:p text:style-name="P2"><draw:frame draw:style-name="fr1" draw:name="Object4" text:anchor-type="as-char" svg:y="-0.2598in" svg:width="1.7083in" svg:height="0.4244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(5!) / (2! (5-2)) = (5(5-1)) / 2 = 10</text:p>
      <text:p text:style-name="P2"><draw:line text:anchor-type="paragraph" draw:z-index="0" draw:name="Line 1" draw:style-name="gr1" draw:text-style-name="P11" svg:x1="1.1307in" svg:y1="0.0764in" svg:x2="1.6862in" svg:y2="0.8091in"><text:p/></draw:line></text:p>
      <text:p text:style-name="P2"/>
      <text:p text:style-name="P2"/>
      <text:p text:style-name="P2"/>
      <text:p text:style-name="P2"><text:tab/><text:tab/><text:tab/>nombre de liaison</text:p>
      <text:p text:style-name="P2"/>
      <text:p text:style-name="P2"/>
      <text:p text:style-name="P2"/>
      <text:p text:style-name="P3">Ex 5:</text:p>
      <text:p text:style-name="P4"/>
      <text:p text:style-name="P4">- </text:p>
      <text:p text:style-name="P4"/>
      <text:p text:style-name="P4"/>
      <text:p text:style-name="P4"/>
      <text:p text:style-name="P4"/>
      <text:p text:style-name="P8">Ex 6:</text:p>
      <text:p text:style-name="P6"/>
      <text:p text:style-name="P6">- taille de l’image : 1024 * 768 * 3 * 8</text:p>
      <text:p text:style-name="P6"><text:tab/>+) 1 Mbps : <text:s/>T = Q/1.10⁻⁶</text:p>
      <text:p text:style-name="P6"><text:tab/>+) 10 Mbps : T = Q/10⁻⁵</text:p>
      <text:p text:style-name="P6"><text:tab/>+) 1 Gbps : T = Q/10⁻⁹</text:p>
      <text:p text:style-name="P6">- Taille d’une image compressé : Qc = (800 * 600 * 16)/20</text:p>
      <text:p text:style-name="P6">- Taille total : Qt = Qc * 70</text:p>
      <text:p text:style-name="P6"/>
      <text:p text:style-name="P6"/>
      <text:p text:style-name="P6"/>
      <text:p text:style-name="P9">Ex 7:</text:p>
      <text:p text:style-name="P7"/>
      <text:p text:style-name="P7">- Dm = <draw:frame draw:style-name="fr2" draw:name="Object1" text:anchor-type="as-char" svg:y="-0.1626in" svg:width="1.1799in" svg:height="0.1984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>- Tp = <draw:frame draw:style-name="fr2" draw:name="Object2" text:anchor-type="as-char" svg:y="-0.2437in" svg:width="1.8118in" svg:height="0.3929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>- T = <draw:frame draw:style-name="fr2" draw:name="Object3" text:anchor-type="as-char" svg:y="-0.2437in" svg:width="0.828in" svg:height="0.3929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6"><text:soft-page-break/></text:p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 Serif" svg:font-family="'Sans Serif'" style:font-family-generic="swiss"/>
  </office:font-face-decls>
  <office:styles>
    <draw:marker draw:name="Arrow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8:05:22.397114566</meta:creation-date>
    <meta:generator>LibreOffice/7.3.7.2$Linux_X86_64 LibreOffice_project/30$Build-2</meta:generator>
    <dc:date>2023-01-26T11:31:46.861578551</dc:date>
    <meta:editing-duration>PT30M16S</meta:editing-duration>
    <meta:editing-cycles>9</meta:editing-cycles>
    <meta:document-statistic meta:table-count="0" meta:image-count="0" meta:object-count="4" meta:page-count="2" meta:paragraph-count="19" meta:word-count="95" meta:character-count="311" meta:non-whitespace-character-count="226"/>
  </office:meta>
</office:document-meta>
</file>

<file path=Object 1/content.xml><?xml version="1.0" encoding="utf-8"?>
<math xmlns="http://www.w3.org/1998/Math/MathML" display="block">
  <semantics>
    <mrow>
      <mrow>
        <msqrt>
          <mrow>
            <mn>50²</mn>
            <mo stretchy="false">∗</mo>
            <mn>30²</mn>
          </mrow>
        </msqrt>
        <mo stretchy="false">=</mo>
        <mn>58</mn>
      </mrow>
      <mi>m</mi>
    </mrow>
    <annotation encoding="StarMath 5.0">sqrt{50² * 30²}  = 
 58m </annotation>
  </semantics>
</math>
</file>

<file path=Object 2/content.xml><?xml version="1.0" encoding="utf-8"?>
<math xmlns="http://www.w3.org/1998/Math/MathML" display="block">
  <semantics>
    <mrow>
      <mfrac>
        <mrow>
          <mn>58.10</mn>
          <mi>⁻</mi>
          <mn>³</mn>
        </mrow>
        <mrow>
          <mn>200000</mn>
          <mrow>
            <mrow>
              <mi mathvariant="italic">km</mi>
              <mo stretchy="false">/</mo>
              <mi>s</mi>
            </mrow>
            <mo stretchy="false">=</mo>
            <mn>2.10⁸</mn>
          </mrow>
        </mrow>
      </mfrac>
      <mo stretchy="false">=</mo>
      <mrow>
        <mo fence="true" form="prefix" stretchy="false">(</mo>
        <mrow>
          <mn>5</mn>
        </mrow>
        <mo fence="true" form="postfix" stretchy="false">)</mo>
      </mrow>
    </mrow>
    <annotation encoding="StarMath 5.0">{58.10⁻³} over {200000 km/s = 2.10⁸} = (5)</annotation>
  </semantics>
</math>
</file>

<file path=Object 3/content.xml><?xml version="1.0" encoding="utf-8"?>
<math xmlns="http://www.w3.org/1998/Math/MathML" display="block">
  <semantics>
    <mrow>
      <mfrac>
        <mrow>
          <mn>64</mn>
          <mo stretchy="false">∗</mo>
          <mn>8</mn>
        </mrow>
        <mn>10⁷</mn>
      </mfrac>
      <mo stretchy="false">=</mo>
      <mrow>
        <mo fence="true" form="prefix" stretchy="false">(</mo>
        <mrow>
          <mn>5</mn>
        </mrow>
        <mo fence="true" form="postfix" stretchy="false">)</mo>
      </mrow>
    </mrow>
    <annotation encoding="StarMath 5.0">{64 * 8} over {10⁷} = (5)
</annotation>
  </semantics>
</math>
</file>

<file path=Object 4/content.xml><?xml version="1.0" encoding="utf-8"?>
<math xmlns="http://www.w3.org/1998/Math/MathML" display="block">
  <semantics>
    <mrow>
      <mfrac>
        <mrow>
          <mn>5</mn>
          <mi>!</mi>
        </mrow>
        <mrow>
          <mrow>
            <mo fence="true" form="prefix" stretchy="false">(</mo>
            <mrow>
              <mrow>
                <mn>2</mn>
                <mi>!</mi>
              </mrow>
            </mrow>
            <mo fence="true" form="postfix" stretchy="false">)</mo>
          </mrow>
          <mo stretchy="false">∗</mo>
          <mrow>
            <mo fence="true" form="prefix" stretchy="false">(</mo>
            <mrow>
              <mrow>
                <mn>5</mn>
                <mo stretchy="false">−</mo>
                <mn>2</mn>
              </mrow>
            </mrow>
            <mo fence="true" form="postfix" stretchy="false">)</mo>
          </mrow>
        </mrow>
      </mfrac>
      <mo stretchy="false">=</mo>
      <mfrac>
        <mrow>
          <mn>5</mn>
          <mo stretchy="false">∗</mo>
          <mrow>
            <mo fence="true" form="prefix" stretchy="false">(</mo>
            <mrow>
              <mrow>
                <mn>5</mn>
                <mo stretchy="false">−</mo>
                <mn>1</mn>
              </mrow>
            </mrow>
            <mo fence="true" form="postfix" stretchy="false">)</mo>
          </mrow>
        </mrow>
        <mn>2</mn>
      </mfrac>
    </mrow>
    <annotation encoding="StarMath 5.0">{5!} over {(2!) * (5 - 2) } = {5 * (5 - 1)} over {2} </annotation>
  </semantics>
</math>
</file>